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1a3" officeooo:paragraph-rsid="001181a3"/>
    </style:style>
    <style:style style:name="P2" style:family="paragraph" style:parent-style-name="Standard">
      <style:text-properties fo:font-weight="bold" officeooo:rsid="001181a3" officeooo:paragraph-rsid="001181a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O que é sincronização? Quais são as diferenças básicas de implementação da</text:p>
      <text:p text:style-name="P2">sincronização entre sistemas centralizados e distribuídos?</text:p>
      <text:p text:style-name="P1"><text:tab/>R: Tecnica utilizada para preparar o sistema para receber algo que o transmmissor está transmitindo. Para que o haja a sincronização em sistemas centralizados, utilizam-se semáforos. Para sistemas distribuídos, utiliza-se tecnologia de sincronização própria para elementos de rede... RPC. A RPC faz com que o programador programe como num sistema distribuído.</text:p>
      <text:p text:style-name="P1"/>
      <text:p text:style-name="P2">2. Quais são as dificuldade na implementação de transações em sistemas</text:p>
      <text:p text:style-name="P2">verdadeiramente distribuídos?</text:p>
      <text:p text:style-name="P2"><text:tab/><text:span text:style-name="T1">R: a dificuldade está em garantir a atomicidade da transação, já que a tarefa será realizada entre várias máquinas. </text:span><text:tab/></text:p>
      <text:p text:style-name="P2"/>
      <text:p text:style-name="P2">3. Comente sobre as dificuldades de sincronização encontradas pelo comando make</text:p>
      <text:p text:style-name="P2">do Unix, utilizando como parâmetro o fenômeno de escorregamento de clock.</text:p>
      <text:p text:style-name="P2"><text:tab/><text:span text:style-name="T1">R: Quando se tem computadores diferentes, haverá relógios diferentes. A dificuldade no comando make é justamente devida à diferença entre relógios dos computadores, que gerará a distância de tempo que causa o escorregamento de clock. </text:span></text:p>
      <text:p text:style-name="P2"/>
      <text:p text:style-name="P2">4. O que são clocks lógicos? Quais são suas vantagens sobre a utilização de clocks</text:p>
      <text:p text:style-name="P2">físicos?</text:p>
      <text:p text:style-name="P2"><text:tab/><text:span text:style-name="T1">R: o clock lógico atualiza seu tempo a partir das mensagens que recebe, verificando o tempo e acrescentando mais 1. Isso pode também causar um adiantamento no seu relógio. Não há problemas de escorregamento de clock... Como aconteceria no clock físico, já que há a atualização do clock com a chegada da mensagem.</text:span></text:p>
      <text:p text:style-name="P2"/>
      <text:p text:style-name="P2">5. O que é UTC? Como o UTC vem sendo utilizado para resolver problemas de</text:p>
      <text:p text:style-name="P2">sincronização?</text:p>
      <text:p text:style-name="P2"><text:tab/><text:span text:style-name="T1">R: O UTC é um relógio universal. ele fornece para os sistemas um horário para sincronização, de tempos em tempos as máquinas acessam o relógio UTC a partir de um protocolo NTP para sincronizar o seu relógio. Todos os relógios UTC seguem um único relógio da NASA que controla todos os horários, a partir de uma rede de relógios</text:span></text:p>
      <text:p text:style-name="P2"/>
      <text:p text:style-name="P2">6. Qual dos métodos de exclusão mútua é o mais indicado para os SDs? Por quê?</text:p>
      <text:p text:style-name="P2"><text:tab/><text:span text:style-name="T1">R: slide 3.3 - Exclusão mútua.</text:span></text:p>
      <text:p text:style-name="P2"><text:span text:style-name="T1">O método de token ring, pois alia a distribuição do processamento com a facilidade de implementação. Este modelo também é mais tolerante a falhas que o método centralizado.</text:span></text:p>
      <text:p text:style-name="P2"><text:span text:style-name="T1">O método ideal seria o totalmente distribuído, mas sua implementação seria muito complexa, inviável.</text:span></text:p>
      <text:p text:style-name="P2"/>
      <text:p text:style-name="P2">8. Implementar um programa utilizando JRMI e MPI que seja capaz de executar</text:p>
      <text:p text:style-name="P2">paralelamente a seguinte sequencia:</text:p>
      <text:p text:style-name="P2">for(int i=0, i&lt;array.length;i++)</text:p>
      <text:p text:style-name="P2">{</text:p>
      <text:p text:style-name="P2">array[i]*=5;</text:p>
      <text:p text:style-name="P2">}</text:p>
      <text:p text:style-name="P2">Obs.: o array deve ser iniciado com valores aleatórios com uma rotina também</text:p>
      <text:p text:style-name="P2">paralela.</text:p>
      <text:p text:style-name="P2"/>
      <text:p text:style-name="P2">9. Desenvolva dois programas diferentes para realizar o cálculo de PI utilizando</text:p>
      <text:p text:style-name="P2">OpenMP e JRMI de forma paralela. Os limites das interações devem ser previamente</text:p>
      <text:p text:style-name="P2">estabelecidos. Escolha um dos métodos e implemente nas duas tecnologias diferentes</text:p>
      <text:p text:style-name="P2">(OpenMP e JRMI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ler Ferraz</meta:initial-creator>
    <meta:creation-date>2016-01-08T09:13:58.745088828</meta:creation-date>
    <dc:date>2016-01-08T09:24:41.071380793</dc:date>
    <dc:creator>randler Ferraz</dc:creator>
    <meta:editing-duration>P0D</meta:editing-duration>
    <meta:editing-cycles>1</meta:editing-cycles>
    <meta:document-statistic meta:table-count="0" meta:image-count="0" meta:object-count="0" meta:page-count="1" meta:paragraph-count="31" meta:word-count="443" meta:character-count="2820" meta:non-whitespace-character-count="2374"/>
    <meta:generator>LibreOffice/4.2.8.2$Linux_X86_64 LibreOffice_project/420m0$Build-2</meta:generator>
  </office:meta>
</office:document-meta>
</file>